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officeooo:rsid="000514f0" officeooo:paragraph-rsid="000514f0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57a2c" officeooo:paragraph-rsid="00057a2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6337a" officeooo:paragraph-rsid="0006337a" style:font-size-asian="14pt" style:font-weight-asian="bold" style:font-size-complex="16pt" style:font-weight-complex="bold"/>
    </style:style>
    <style:style style:name="T1" style:family="text">
      <style:text-properties officeooo:rsid="000514f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63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text:span text:style-name="T1">Youth Dance Schedule</text:span></text:p>
      <text:p text:style-name="P1"/>
      <text:p text:style-name="P2">Soccer Opening<text:tab/> <text:s text:c="4"/>Soccer Field<text:tab/><text:tab/> <text:s text:c="4"/>03/06/2021<text:tab/> <text:s text:c="11"/>08:00am</text:p>
      <text:p text:style-name="P2"><text:s text:c="3"/>Ceremonies</text:p>
      <text:p text:style-name="P2"/>
      <text:p text:style-name="P2">Baseball/Softball<text:tab/> <text:s text:c="4"/>Baseball Field<text:tab/> <text:s text:c="4"/>05/01/2021<text:tab/><text:tab/> <text:s text:c="2"/>08:00am</text:p>
      <text:p text:style-name="P2"><text:s text:c="6"/>Opening</text:p>
      <text:p text:style-name="P2"/>
      <text:p text:style-name="P2">Soccer Closing<text:tab/><text:tab/> <text:s text:c="4"/>Soccer Field<text:tab/><text:tab/> <text:s text:c="4"/>06/26/2021<text:tab/><text:tab/> <text:s text:c="2"/>08:00am</text:p>
      <text:p text:style-name="P2"><text:s text:c="3"/>Ceremonies</text:p>
      <text:p text:style-name="P2"/>
      <text:p text:style-name="P3">4<text:span text:style-name="T2">th</text:span> Of July <text:tab/><text:tab/> <text:s text:c="4"/>Parade<text:tab/><text:tab/><text:tab/> <text:s text:c="3"/>07/04/2021<text:tab/><text:tab/> <text:s text:c="2"/>08:00am</text:p>
      <text:p text:style-name="P3">4<text:span text:style-name="T2">th</text:span> Of July<text:tab/><text:tab/> <text:s text:c="4"/>Ramada<text:tab/><text:tab/> <text:s text:c="3"/>07/04/2021<text:tab/><text:tab/> <text:s text:c="2"/>02:00pm</text:p>
      <text:p text:style-name="P3"/>
      <text:p text:style-name="P3">Basketball/Volleyball <text:s text:c="4"/>Gym 1<text:tab/><text:tab/><text:tab/> <text:s text:c="3"/>08/07/2021<text:tab/><text:tab/> <text:s text:c="2"/>08:00am</text:p>
      <text:p text:style-name="P3"><text:s text:c="2"/>Wrestling Opening</text:p>
      <text:p text:style-name="P3"/>
      <text:p text:style-name="P4">Football Opening<text:tab/> <text:s text:c="4"/>Football Field<text:tab/> <text:s text:c="3"/>10/02/2021<text:tab/><text:tab/> <text:s text:c="2"/>08:00am</text:p>
      <text:p text:style-name="P4"><text:s text:c="5"/>Ceremonies</text:p>
      <text:p text:style-name="P2"/>
      <text:p text:style-name="P3">Butterfield Days<text:tab/> <text:s text:c="4"/>Parade<text:tab/><text:tab/><text:tab/> <text:s text:c="3"/>10/16/2021<text:tab/> <text:s text:c="11"/>08:00am</text:p>
      <text:p text:style-name="P3">Butterfield Days<text:tab/> <text:s text:c="4"/>Ramada<text:tab/><text:tab/> <text:s text:c="3"/>10/16/2021<text:tab/> <text:s text:c="11"/>02:00pm</text:p>
      <text:p text:style-name="P3"><text:tab/><text:tab/> <text:s text:c="3"/></text:p>
      <text:p text:style-name="P3">Baseball/Softball <text:s text:c="10"/>Baseball Field<text:tab/> <text:s text:c="3"/>10/30/2021<text:tab/><text:tab/> <text:s text:c="2"/>08:00a<text:span text:style-name="T4">m</text:span></text:p>
      <text:p text:style-name="P3"><text:s text:c="2"/>Closing </text:p>
      <text:p text:style-name="P3"/>
      <text:p text:style-name="P4">Wrestling Closing<text:tab/> <text:s text:c="3"/>Gym 1<text:tab/><text:tab/><text:tab/> <text:s text:c="3"/>12/04/2021<text:tab/><text:tab/> <text:s/>08:00am</text:p>
      <text:p text:style-name="P4"/>
      <text:p text:style-name="P4">Basketball/Volleyball <text:s text:c="2"/>Gym 1<text:tab/><text:tab/><text:tab/> <text:s text:c="3"/>12/18/2021<text:tab/><text:tab/> <text:s/>08:00am</text:p>
      <text:p text:style-name="P4"><text:s text:c="5"/>Closing</text:p>
      <text:p text:style-name="P4"/>
      <text:p text:style-name="P4">Football Closing<text:tab/> <text:s text:c="4"/>Football Field<text:tab/> <text:s text:c="3"/>02/26/2022<text:tab/><text:tab/> <text:s/>08:00am</text:p>
      <text:p text:style-name="P4"><text:s text:c="4"/>Ceremon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2:18:37.509000000</meta:creation-date>
    <dc:date>2020-12-29T12:48:48.927000000</dc:date>
    <meta:editing-duration>PT5M51S</meta:editing-duration>
    <meta:editing-cycles>1</meta:editing-cycles>
    <meta:document-statistic meta:table-count="0" meta:image-count="0" meta:object-count="0" meta:page-count="1" meta:paragraph-count="23" meta:word-count="84" meta:character-count="964" meta:non-whitespace-character-count="622"/>
    <meta:generator>LibreOffice/6.2.8.2$Windows_X86_64 LibreOffice_project/f82ddfca21ebc1e222a662a32b25c0c9d20169ee</meta:generator>
  </office:meta>
</office:document-meta>
</file>